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faa95"/>
    </style:style>
    <style:style style:name="ce4" style:family="table-cell" style:parent-style-name="Default" style:data-style-name="N10">
      <style:table-cell-properties fo:background-color="#ffaa95"/>
    </style:style>
    <style:style style:name="ce5" style:family="table-cell" style:parent-style-name="Default" style:data-style-name="N129">
      <style:table-cell-properties fo:background-color="#ffaa95"/>
    </style:style>
    <style:style style:name="ce6" style:family="table-cell" style:parent-style-name="Default" style:data-style-name="N1">
      <style:table-cell-properties fo:background-color="#afd095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e0c2cd"/>
    </style:style>
    <style:style style:name="ce16" style:family="table-cell" style:parent-style-name="Default" style:data-style-name="N1">
      <style:table-cell-properties fo:background-color="#e0c2cd"/>
    </style:style>
    <style:style style:name="ce18" style:family="table-cell" style:parent-style-name="Default" style:data-style-name="N10">
      <style:table-cell-properties fo:background-color="#e0c2cd"/>
    </style:style>
    <style:style style:name="ce7" style:family="table-cell" style:parent-style-name="Default" style:data-style-name="N2"/>
    <style:style style:name="ce20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21" style:family="table-cell" style:parent-style-name="Default" style:data-style-name="N10">
      <style:table-cell-properties fo:background-color="#bf819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f_learn profile=0</text:p>
          </table:table-cell>
          <table:covered-table-cell/>
          <table:table-cell table:number-columns-repeated="4"/>
          <table:table-cell table:style-name="ce2" office:value-type="string" calcext:value-type="string">
            <text:p>ESTIM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0758182" calcext:value-type="float">
            <text:p>280758182</text:p>
          </table:table-cell>
          <table:table-cell table:style-name="ce5" table:formula="of:=[.C6]/[.C3]-1" office:value-type="percentage" office:value="0.0367287568488386" calcext:value-type="percentage">
            <text:p>3.7%</text:p>
          </table:table-cell>
          <table:table-cell table:number-columns-repeated="4"/>
          <table:table-cell table:style-name="ce6" office:value-type="float" office:value="121.289281319911" calcext:value-type="float">
            <text:p>12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3.7814988814318" calcext:value-type="float">
            <text:p>84</text:p>
          </table:table-cell>
          <table:table-cell table:style-name="ce6" office:value-type="float" office:value="61.4221029082774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3]*[.$C$13]" office:value-type="float" office:value="43373047.0000002" calcext:value-type="float">
            <text:p>43373047.0000002</text:p>
          </table:table-cell>
          <table:table-cell table:formula="of:=[.J3]*[.$C$13]" office:value-type="float" office:value="35760000" calcext:value-type="float">
            <text:p>35760000</text:p>
          </table:table-cell>
          <table:table-cell table:formula="of:=[.K3]*[.$C$13]" office:value-type="float" office:value="29960264" calcext:value-type="float">
            <text:p>29960264</text:p>
          </table:table-cell>
          <table:table-cell table:formula="of:=[.L3]*[.$C$13]" office:value-type="float" office:value="21964544" calcext:value-type="float">
            <text:p>219645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f_learn</text:p>
          </table:table-cell>
          <table:table-cell table:style-name="ce2" office:value-type="string" calcext:value-type="string">
            <text:p>dist</text:p>
          </table:table-cell>
          <table:table-cell table:number-columns-repeated="7"/>
          <table:table-cell table:formula="of:=SUM([.I4:.L4])" office:value-type="float" office:value="131057855" calcext:value-type="float">
            <text:p>1310578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70081" calcext:value-type="float">
            <text:p>291070081</text:p>
          </table:table-cell>
          <table:table-cell office:value-type="float" office:value="283452856" calcext:value-type="float">
            <text:p>283452856</text:p>
          </table:table-cell>
          <table:table-cell table:style-name="ce4" table:formula="of:=[.D6]/[.C6]" office:value-type="percentage" office:value="0.973830271480221" calcext:value-type="percentage">
            <text:p>97%</text:p>
          </table:table-cell>
          <table:table-cell table:number-columns-repeated="6"/>
          <table:table-cell table:style-name="ce7" table:formula="of:=[.H9]/[.L5]" office:value-type="float" office:value="2.08026795494249" calcext:value-type="float">
            <text:p>2.08</text:p>
          </table:table-cell>
          <table:table-cell office:value-type="string" calcext:value-type="string">
            <text:p>times faster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3373047" calcext:value-type="float">
            <text:p>43373047</text:p>
          </table:table-cell>
          <table:table-cell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/>
          <table:table-cell table:formula="of:=SUM([.C9:.F9])" office:value-type="float" office:value="272635456" calcext:value-type="float">
            <text:p>2726354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formula="of:=[.C9]/1000000" office:value-type="float" office:value="43.373047" calcext:value-type="float">
            <text:p>43</text:p>
          </table:table-cell>
          <table:table-cell table:style-name="ce3" table:formula="of:=[.D9]/1000000" office:value-type="float" office:value="177.337601" calcext:value-type="float">
            <text:p>177</text:p>
          </table:table-cell>
          <table:table-cell table:style-name="ce3" table:formula="of:=[.E9]/1000000" office:value-type="float" office:value="29.960264" calcext:value-type="float">
            <text:p>30</text:p>
          </table:table-cell>
          <table:table-cell table:style-name="ce3" table:formula="of:=[.F9]/1000000" office:value-type="float" office:value="21.964544" calcext:value-type="float">
            <text:p>22</text:p>
          </table:table-cell>
          <table:table-cell/>
          <table:table-cell table:style-name="ce4" table:formula="of:=[.H9]/[.D6]" office:value-type="percentage" office:value="0.961837040019099" calcext:value-type="percentage">
            <text:p>96%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wloop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float" office:value="357600" calcext:value-type="float">
            <text:p>357600</text:p>
          </table:table-cell>
          <table:table-cell table:style-name="ce3" table:formula="of:=[.C13]/1000" office:value-type="float" office:value="357.6" calcext:value-type="float">
            <text:p>35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ER LOOP</text:p>
          </table:table-cell>
          <table:table-cell table:number-columns-repeated="6"/>
          <table:table-cell office:value-type="float" office:value="43373047" calcext:value-type="float">
            <text:p>43373047</text:p>
          </table:table-cell>
          <table:table-cell table:style-name="ce15"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 table:number-columns-repeated="3"/>
          <table:table-cell table:style-name="ce14" table:formula="of:=[.J15]/[.$C$13]" office:value-type="float" office:value="121.289281319911" calcext:value-type="float">
            <text:p>121</text:p>
          </table:table-cell>
          <table:table-cell table:style-name="ce16" table:formula="of:=[.K15]/[.$C$13]" office:value-type="float" office:value="495.910517337808" calcext:value-type="float">
            <text:p>496</text:p>
          </table:table-cell>
          <table:table-cell table:style-name="ce14" table:formula="of:=[.L15]/[.$C$13]" office:value-type="float" office:value="83.7814988814318" calcext:value-type="float">
            <text:p>84</text:p>
          </table:table-cell>
          <table:table-cell table:style-name="ce14" table:formula="of:=[.M15]/[.$C$13]" office:value-type="float" office:value="61.4221029082774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C9]/[.$C$13]" office:value-type="float" office:value="121.289281319911" calcext:value-type="float">
            <text:p>121</text:p>
          </table:table-cell>
          <table:table-cell table:style-name="ce3" table:formula="of:=[.D9]/[.$C$13]" office:value-type="float" office:value="495.910517337808" calcext:value-type="float">
            <text:p>496</text:p>
          </table:table-cell>
          <table:table-cell table:style-name="ce3" table:formula="of:=[.E9]/[.$C$13]" office:value-type="float" office:value="83.7814988814318" calcext:value-type="float">
            <text:p>84</text:p>
          </table:table-cell>
          <table:table-cell table:style-name="ce3" table:formula="of:=[.F9]/[.$C$13]" office:value-type="float" office:value="61.4221029082774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formula="of:=[.C17]/SUM([.$C$17:.$F$17])" office:value-type="percentage" office:value="0.159088064466567" calcext:value-type="percentage">
            <text:p>16%</text:p>
          </table:table-cell>
          <table:table-cell table:style-name="ce4" table:formula="of:=[.D17]/SUM([.$C$17:.$F$17])" office:value-type="percentage" office:value="0.650456854005079" calcext:value-type="percentage">
            <text:p>65%</text:p>
          </table:table-cell>
          <table:table-cell table:style-name="ce4" table:formula="of:=[.E17]/SUM([.$C$17:.$F$17])" office:value-type="percentage" office:value="0.109891297484066" calcext:value-type="percentage">
            <text:p>11%</text:p>
          </table:table-cell>
          <table:table-cell table:style-name="ce4" table:formula="of:=[.F17]/SUM([.$C$17:.$F$17])" office:value-type="percentage" office:value="0.0805637840442881" calcext:value-type="percentage">
            <text:p>8%</text:p>
          </table:table-cell>
          <table:table-cell table:number-columns-repeated="3"/>
          <table:table-cell office:value-type="float" office:value="42300247" calcext:value-type="float">
            <text:p>42300247</text:p>
          </table:table-cell>
          <table:table-cell table:style-name="ce15" office:value-type="float" office:value="173564362" calcext:value-type="float">
            <text:p>173564362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6" table:formula="of:=[.K18]/1000000" office:value-type="float" office:value="173.564362" calcext:value-type="float">
            <text:p>17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9" office:value-type="string" calcext:value-type="string">
            <text:p>PER LOOP</text:p>
          </table:table-cell>
          <table:table-cell table:style-name="ce14" table:formula="of:=[.J18]/[.$C$13]" office:value-type="float" office:value="118.289281319911" calcext:value-type="float">
            <text:p>118</text:p>
          </table:table-cell>
          <table:table-cell table:style-name="ce16" table:formula="of:=[.K18]/[.$C$13]" office:value-type="float" office:value="485.358954138703" calcext:value-type="float">
            <text:p>485</text:p>
          </table:table-cell>
          <table:table-cell table:style-name="ce14" table:formula="of:=[.L18]/[.$C$13]" office:value-type="float" office:value="83.7844463087248" calcext:value-type="float">
            <text:p>84</text:p>
          </table:table-cell>
          <table:table-cell table:style-name="ce14" table:formula="of:=[.M18]/[.$C$13]" office:value-type="float" office:value="61.427399328859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" table:formula="of:=([.K16]-[.K20])/[.K16]" office:value-type="percentage" office:value="0.0212771514823864" calcext:value-type="percentage">
            <text:p>2%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sq mul64</text:p>
          </table:table-cell>
          <table:table-cell table:style-name="ce2" office:value-type="string" calcext:value-type="string">
            <text:p>sq renorm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</table:table-row>
        <table:table-row table:style-name="ro1">
          <table:table-cell table:number-columns-repeated="9"/>
          <table:table-cell office:value-type="float" office:value="42300247" calcext:value-type="float">
            <text:p>42300247</text:p>
          </table:table-cell>
          <table:table-cell table:style-name="ce15" office:value-type="float" office:value="178535197" calcext:value-type="float">
            <text:p>178535197</text:p>
          </table:table-cell>
          <table:table-cell table:style-name="ce15" office:value-type="float" office:value="102770164" calcext:value-type="float">
            <text:p>102770164</text:p>
          </table:table-cell>
          <table:table-cell table:style-name="ce15" office:value-type="float" office:value="57891626" calcext:value-type="float">
            <text:p>5789162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9" office:value-type="string" calcext:value-type="string">
            <text:p>PER LOOP</text:p>
          </table:table-cell>
          <table:table-cell/>
          <table:table-cell table:style-name="ce16" table:formula="of:=[.K24]/1000000" office:value-type="float" office:value="178.535197" calcext:value-type="float">
            <text:p>179</text:p>
          </table:table-cell>
          <table:table-cell table:style-name="ce16" table:formula="of:=[.L24]/1000000" office:value-type="float" office:value="102.770164" calcext:value-type="float">
            <text:p>103</text:p>
          </table:table-cell>
          <table:table-cell table:style-name="ce16" table:formula="of:=[.M24]/1000000" office:value-type="float" office:value="57.891626" calcext:value-type="float">
            <text:p>58</text:p>
          </table:table-cell>
          <table:table-cell table:style-name="ce14" table:formula="of:=[.N23]/[.$C$13]" office:value-type="float" office:value="83.7844463087248" calcext:value-type="float">
            <text:p>84</text:p>
          </table:table-cell>
          <table:table-cell table:style-name="ce14" table:formula="of:=[.O23]/[.$C$13]" office:value-type="float" office:value="61.4273993288591" calcext:value-type="float">
            <text:p>61</text:p>
          </table:table-cell>
        </table:table-row>
        <table:table-row table:style-name="ro1">
          <table:table-cell table:number-columns-repeated="9"/>
          <table:table-cell table:style-name="ce14" table:formula="of:=[.J24]/[.$C$13]" office:value-type="float" office:value="118.289281319911" calcext:value-type="float">
            <text:p>118</text:p>
          </table:table-cell>
          <table:table-cell table:style-name="ce16" table:formula="of:=[.K24]/[.$C$13]" office:value-type="float" office:value="499.259499440716" calcext:value-type="float">
            <text:p>499</text:p>
          </table:table-cell>
          <table:table-cell table:style-name="ce16" table:formula="of:=[.L24]/[.$C$13]" office:value-type="float" office:value="287.388601789709" calcext:value-type="float">
            <text:p>287</text:p>
          </table:table-cell>
          <table:table-cell table:style-name="ce16" table:formula="of:=[.M24]/[.$C$13]" office:value-type="float" office:value="161.88933445190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8" table:formula="of:=[.L26]/[.$K$26]" office:value-type="percentage" office:value="0.575629711826515" calcext:value-type="percentage">
            <text:p>58%</text:p>
          </table:table-cell>
          <table:table-cell table:style-name="ce18" table:formula="of:=[.M26]/[.$K$26]" office:value-type="percentage" office:value="0.32425889669251" calcext:value-type="percentage">
            <text:p>32%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0" office:value-type="percentage" office:value="0.9" calcext:value-type="percentage" table:number-columns-spanned="2" table:number-rows-spanned="1">
            <text:p>90%</text:p>
          </table:table-cell>
          <table:covered-table-cell table:style-name="ce21"/>
          <table:table-cell table:number-columns-repeated="2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3:57:37.175615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56M30S</meta:editing-duration>
    <meta:editing-cycles>24</meta:editing-cycles>
    <dc:title>height022</dc:title>
    <dc:date>2025-05-20T14:10:22.053642486</dc:date>
    <meta:document-statistic meta:table-count="1" meta:cell-count="91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